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2.4339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244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2.8445in"/>
    </style:style>
    <style:style style:name="co12" style:family="table-column">
      <style:table-column-properties fo:break-before="auto" style:column-width="1.9555in"/>
    </style:style>
    <style:style style:name="ro1" style:family="table-row">
      <style:table-row-properties style:row-height="0.5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ce1"/>
        <table:table-row table:style-name="ro1">
          <table:table-cell table:style-name="Default" office:value-type="string" calcext:value-type="string">
            <text:p>Number wire turns</text:p>
          </table:table-cell>
          <table:table-cell office:value-type="string" calcext:value-type="string">
            <text:p>Diameter of coil (cm)</text:p>
          </table:table-cell>
          <table:table-cell table:style-name="Default" office:value-type="string" calcext:value-type="string">
            <text:p>Length of coil (cm)</text:p>
          </table:table-cell>
          <table:table-cell office:value-type="string" calcext:value-type="string">
            <text:p>Invisible shaft (length in cm)</text:p>
          </table:table-cell>
          <table:table-cell office:value-type="string" calcext:value-type="string">
            <text:p>Calculated distance from center (%)</text:p>
          </table:table-cell>
          <table:table-cell office:value-type="string" calcext:value-type="string">
            <text:p>Calculated distance from center (cm)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Electromagnetic field strength (mT)</text:p>
          </table:table-cell>
          <table:table-cell office:value-type="string" calcext:value-type="string">
            <text:p><text:span text:style-name="T1">Resistance (</text:span><text:span text:style-name="T2">Ω)</text:span></text:p>
          </table:table-cell>
          <table:table-cell office:value-type="string" calcext:value-type="string">
            <text:p><text:span text:style-name="T1">Calculated resistance (</text:span><text:span text:style-name="T2">Ω)</text:span></text:p>
          </table:table-cell>
          <table:table-cell office:value-type="string" calcext:value-type="string">
            <text:p>Deviation resistance (% of expected value)</text:p>
          </table:table-cell>
          <table:table-cell table:number-columns-repeated="2"/>
          <table:table-cell office:value-type="string" calcext:value-type="string">
            <text:p>III: Offset from original position</text:p>
          </table:table-cell>
          <table:table-cell office:value-type="string" calcext:value-type="string">
            <text:p>III: Offset from center (cm)</text:p>
          </table:table-cell>
          <table:table-cell table:style-name="Default" office:value-type="string" calcext:value-type="string">
            <text:p>III: Magnetic field strength (mT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5.3" calcext:value-type="float">
            <text:p>5.3</text:p>
          </table:table-cell>
          <table:table-cell office:value-type="float" office:value="2.5" calcext:value-type="float">
            <text:p>2.5</text:p>
          </table:table-cell>
          <table:table-cell table:formula="of:=[.C2]/[.D2]" office:value-type="float" office:value="2.12" calcext:value-type="float">
            <text:p>2.12</text:p>
          </table:table-cell>
          <table:table-cell table:formula="of:=([.C2]/2) - [.D2]" office:value-type="float" office:value="0.15" calcext:value-type="float">
            <text:p>0.15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0.3" calcext:value-type="float">
            <text:p>0.3</text:p>
          </table:table-cell>
          <table:table-cell office:value-type="float" office:value="0.944" calcext:value-type="float">
            <text:p>0.944</text:p>
          </table:table-cell>
          <table:table-cell office:value-type="float" office:value="1.1" calcext:value-type="float">
            <text:p>1.1</text:p>
          </table:table-cell>
          <table:table-cell table:formula="of:=[.H2]/[.I2]" office:value-type="float" office:value="1.95" calcext:value-type="float">
            <text:p>1.95</text:p>
          </table:table-cell>
          <table:table-cell table:formula="of:=([.K2]-[.L2])*100/[.K2]" office:value-type="float" office:value="-77.2727272727273" calcext:value-type="float">
            <text:p>-77.27272727272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5.3" calcext:value-type="float">
            <text:p>5.3</text:p>
          </table:table-cell>
          <table:table-cell office:value-type="float" office:value="2.5" calcext:value-type="float">
            <text:p>2.5</text:p>
          </table:table-cell>
          <table:table-cell table:formula="of:=[.C3]/[.D3]" office:value-type="float" office:value="2.12" calcext:value-type="float">
            <text:p>2.12</text:p>
          </table:table-cell>
          <table:table-cell table:formula="of:=([.C3]/2) - [.D3]" office:value-type="float" office:value="0.15" calcext:value-type="float">
            <text:p>0.15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3" calcext:value-type="float">
            <text:p>0.3</text:p>
          </table:table-cell>
          <table:table-cell office:value-type="float" office:value="0.907" calcext:value-type="float">
            <text:p>0.907</text:p>
          </table:table-cell>
          <table:table-cell office:value-type="float" office:value="1.1" calcext:value-type="float">
            <text:p>1.1</text:p>
          </table:table-cell>
          <table:table-cell table:formula="of:=[.H3]/[.I3]" office:value-type="float" office:value="1.96333333333333" calcext:value-type="float">
            <text:p>1.96333333333333</text:p>
          </table:table-cell>
          <table:table-cell table:formula="of:=([.K3]-[.L3])*100/[.K3]" office:value-type="float" office:value="-78.4848484848485" calcext:value-type="float">
            <text:p>-78.48484848484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.19" calcext:value-type="float">
            <text:p>1.1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10.6" calcext:value-type="float">
            <text:p>10.6</text:p>
          </table:table-cell>
          <table:table-cell office:value-type="float" office:value="5.035" calcext:value-type="float">
            <text:p>5.035</text:p>
          </table:table-cell>
          <table:table-cell table:formula="of:=[.C4]/[.D4]" office:value-type="float" office:value="2.10526315789474" calcext:value-type="float">
            <text:p>2.10526315789474</text:p>
          </table:table-cell>
          <table:table-cell table:formula="of:=([.C4]/2) - [.D4]" office:value-type="float" office:value="0.265" calcext:value-type="float">
            <text:p>0.265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4" calcext:value-type="float">
            <text:p>0.4</text:p>
          </table:table-cell>
          <table:table-cell office:value-type="float" office:value="1.11" calcext:value-type="float">
            <text:p>1.11</text:p>
          </table:table-cell>
          <table:table-cell office:value-type="float" office:value="2.2" calcext:value-type="float">
            <text:p>2.2</text:p>
          </table:table-cell>
          <table:table-cell table:formula="of:=[.H4]/[.I4]" office:value-type="float" office:value="2.85" calcext:value-type="float">
            <text:p>2.85</text:p>
          </table:table-cell>
          <table:table-cell table:formula="of:=([.K4]-[.L4])*100/[.K4]" office:value-type="float" office:value="-29.5454545454545" calcext:value-type="float">
            <text:p>-29.54545454545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10.6" calcext:value-type="float">
            <text:p>10.6</text:p>
          </table:table-cell>
          <table:table-cell office:value-type="float" office:value="5.035" calcext:value-type="float">
            <text:p>5.035</text:p>
          </table:table-cell>
          <table:table-cell table:formula="of:=[.C5]/[.D5]" office:value-type="float" office:value="2.10526315789474" calcext:value-type="float">
            <text:p>2.10526315789474</text:p>
          </table:table-cell>
          <table:table-cell table:formula="of:=([.C5]/2) - [.D5]" office:value-type="float" office:value="0.265" calcext:value-type="float">
            <text:p>0.265</text:p>
          </table:table-cell>
          <table:table-cell/>
          <table:table-cell office:value-type="float" office:value="1.141" calcext:value-type="float">
            <text:p>1.141</text:p>
          </table:table-cell>
          <table:table-cell office:value-type="float" office:value="0.45" calcext:value-type="float">
            <text:p>0.45</text:p>
          </table:table-cell>
          <table:table-cell office:value-type="float" office:value="1.12" calcext:value-type="float">
            <text:p>1.12</text:p>
          </table:table-cell>
          <table:table-cell office:value-type="float" office:value="2.2" calcext:value-type="float">
            <text:p>2.2</text:p>
          </table:table-cell>
          <table:table-cell table:formula="of:=[.H5]/[.I5]" office:value-type="float" office:value="2.53555555555556" calcext:value-type="float">
            <text:p>2.53555555555556</text:p>
          </table:table-cell>
          <table:table-cell table:formula="of:=([.K5]-[.L5])*100/[.K5]" office:value-type="float" office:value="-15.2525252525252" calcext:value-type="float">
            <text:p>-15.25252525252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6]/[.D6]" office:value-type="float" office:value="2.10526315789474" calcext:value-type="float">
            <text:p>2.10526315789474</text:p>
          </table:table-cell>
          <table:table-cell table:formula="of:=([.C6]/2) - [.D6]" office:value-type="float" office:value="0.4" calcext:value-type="float">
            <text:p>0.4</text:p>
          </table:table-cell>
          <table:table-cell/>
          <table:table-cell office:value-type="float" office:value="1.525" calcext:value-type="float">
            <text:p>1.525</text:p>
          </table:table-cell>
          <table:table-cell office:value-type="float" office:value="0.45" calcext:value-type="float">
            <text:p>0.45</text:p>
          </table:table-cell>
          <table:table-cell office:value-type="float" office:value="1.02" calcext:value-type="float">
            <text:p>1.02</text:p>
          </table:table-cell>
          <table:table-cell office:value-type="float" office:value="3.5" calcext:value-type="float">
            <text:p>3.5</text:p>
          </table:table-cell>
          <table:table-cell table:formula="of:=[.H6]/[.I6]" office:value-type="float" office:value="3.38888888888889" calcext:value-type="float">
            <text:p>3.38888888888889</text:p>
          </table:table-cell>
          <table:table-cell table:formula="of:=([.K6]-[.L6])*100/[.K6]" office:value-type="float" office:value="3.17460317460319" calcext:value-type="float">
            <text:p>3.174603174603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.17" calcext:value-type="float">
            <text:p>1.1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7]/[.D7]" office:value-type="float" office:value="2.10526315789474" calcext:value-type="float">
            <text:p>2.10526315789474</text:p>
          </table:table-cell>
          <table:table-cell table:formula="of:=([.C7]/2) - [.D7]" office:value-type="float" office:value="0.4" calcext:value-type="float">
            <text:p>0.4</text:p>
          </table:table-cell>
          <table:table-cell/>
          <table:table-cell office:value-type="float" office:value="1.526" calcext:value-type="float">
            <text:p>1.526</text:p>
          </table:table-cell>
          <table:table-cell office:value-type="float" office:value="0.45" calcext:value-type="float">
            <text:p>0.45</text:p>
          </table:table-cell>
          <table:table-cell office:value-type="float" office:value="1.03" calcext:value-type="float">
            <text:p>1.03</text:p>
          </table:table-cell>
          <table:table-cell office:value-type="float" office:value="3.5" calcext:value-type="float">
            <text:p>3.5</text:p>
          </table:table-cell>
          <table:table-cell table:formula="of:=[.H7]/[.I7]" office:value-type="float" office:value="3.39111111111111" calcext:value-type="float">
            <text:p>3.39111111111111</text:p>
          </table:table-cell>
          <table:table-cell table:formula="of:=([.K7]-[.L7])*100/[.K7]" office:value-type="float" office:value="3.11111111111112" calcext:value-type="float">
            <text:p>3.111111111111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.958" calcext:value-type="float">
            <text:p>0.958</text:p>
          </table:table-cell>
        </table:table-row>
        <table:table-row table:style-name="ro2">
          <table:table-cell table:number-columns-repeated="15"/>
          <table:table-cell office:value-type="float" office:value="6" calcext:value-type="float">
            <text:p>6</text:p>
          </table:table-cell>
          <table:table-cell/>
          <table:table-cell office:value-type="float" office:value="0.546" calcext:value-type="float">
            <text:p>0.54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9]/[.D9]" office:value-type="float" office:value="2.10526315789474" calcext:value-type="float">
            <text:p>2.10526315789474</text:p>
          </table:table-cell>
          <table:table-cell table:formula="of:=([.C9]/2) - [.D9]" office:value-type="float" office:value="0.4" calcext:value-type="float">
            <text:p>0.4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04" calcext:value-type="float">
            <text:p>0.04</text:p>
          </table:table-cell>
          <table:table-cell office:value-type="float" office:value="0.334" calcext:value-type="float">
            <text:p>0.334</text:p>
          </table:table-cell>
          <table:table-cell office:value-type="float" office:value="0.15" calcext:value-type="float">
            <text:p>0.15</text:p>
          </table:table-cell>
          <table:table-cell table:formula="of:=[.H9]/[.I9]" office:value-type="float" office:value="1.875" calcext:value-type="float">
            <text:p>1.875</text:p>
          </table:table-cell>
          <table:table-cell table:formula="of:=([.K9]-[.L9])*100/[.K9]" office:value-type="float" office:value="-1150" calcext:value-type="float">
            <text:p>-11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.195" calcext:value-type="float">
            <text:p>0.19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0]/[.D10]" office:value-type="float" office:value="2.10526315789474" calcext:value-type="float">
            <text:p>2.10526315789474</text:p>
          </table:table-cell>
          <table:table-cell table:formula="of:=([.C10]/2) - [.D10]" office:value-type="float" office:value="0.4" calcext:value-type="float">
            <text:p>0.4</text:p>
          </table:table-cell>
          <table:table-cell/>
          <table:table-cell office:value-type="float" office:value="0.0735" calcext:value-type="float">
            <text:p>0.0735</text:p>
          </table:table-cell>
          <table:table-cell office:value-type="float" office:value="0.08" calcext:value-type="float">
            <text:p>0.08</text:p>
          </table:table-cell>
          <table:table-cell office:value-type="float" office:value="0.345" calcext:value-type="float">
            <text:p>0.345</text:p>
          </table:table-cell>
          <table:table-cell office:value-type="float" office:value="0.15" calcext:value-type="float">
            <text:p>0.15</text:p>
          </table:table-cell>
          <table:table-cell table:formula="of:=[.H10]/[.I10]" office:value-type="float" office:value="0.91875" calcext:value-type="float">
            <text:p>0.91875</text:p>
          </table:table-cell>
          <table:table-cell table:formula="of:=([.K10]-[.L10])*100/[.K10]" office:value-type="float" office:value="-512.5" calcext:value-type="float">
            <text:p>-512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0.097" calcext:value-type="float">
            <text:p>0.09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1]/[.D11]" office:value-type="float" office:value="2.10526315789474" calcext:value-type="float">
            <text:p>2.10526315789474</text:p>
          </table:table-cell>
          <table:table-cell table:formula="of:=([.C11]/2) - [.D11]" office:value-type="float" office:value="0.4" calcext:value-type="float">
            <text:p>0.4</text:p>
          </table:table-cell>
          <table:table-cell/>
          <table:table-cell office:value-type="float" office:value="1.091" calcext:value-type="float">
            <text:p>1.091</text:p>
          </table:table-cell>
          <table:table-cell office:value-type="float" office:value="0.38" calcext:value-type="float">
            <text:p>0.38</text:p>
          </table:table-cell>
          <table:table-cell office:value-type="float" office:value="1.18" calcext:value-type="float">
            <text:p>1.18</text:p>
          </table:table-cell>
          <table:table-cell office:value-type="float" office:value="2.2" calcext:value-type="float">
            <text:p>2.2</text:p>
          </table:table-cell>
          <table:table-cell table:formula="of:=[.H11]/[.I11]" office:value-type="float" office:value="2.87105263157895" calcext:value-type="float">
            <text:p>2.87105263157895</text:p>
          </table:table-cell>
          <table:table-cell table:formula="of:=([.K11]-[.L11])*100/[.K11]" office:value-type="float" office:value="-30.5023923444976" calcext:value-type="float">
            <text:p>-30.502392344497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2]/[.D12]" office:value-type="float" office:value="2.10526315789474" calcext:value-type="float">
            <text:p>2.10526315789474</text:p>
          </table:table-cell>
          <table:table-cell table:formula="of:=([.C12]/2) - [.D12]" office:value-type="float" office:value="0.4" calcext:value-type="float">
            <text:p>0.4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0.39" calcext:value-type="float">
            <text:p>0.39</text:p>
          </table:table-cell>
          <table:table-cell office:value-type="float" office:value="1.19" calcext:value-type="float">
            <text:p>1.19</text:p>
          </table:table-cell>
          <table:table-cell office:value-type="float" office:value="2.2" calcext:value-type="float">
            <text:p>2.2</text:p>
          </table:table-cell>
          <table:table-cell table:formula="of:=[.H12]/[.I12]" office:value-type="float" office:value="3.05128205128205" calcext:value-type="float">
            <text:p>3.05128205128205</text:p>
          </table:table-cell>
          <table:table-cell table:formula="of:=([.K12]-[.L12])*100/[.K12]" office:value-type="float" office:value="-38.6946386946387" calcext:value-type="float">
            <text:p>-38.6946386946387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17"/>
          <table:table-cell table:style-name="Default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4]/[.D14]" office:value-type="float" office:value="2.10526315789474" calcext:value-type="float">
            <text:p>2.10526315789474</text:p>
          </table:table-cell>
          <table:table-cell table:formula="of:=([.C14]/2) - [.D14]" office:value-type="float" office:value="0.4" calcext:value-type="float">
            <text:p>0.4</text:p>
          </table:table-cell>
          <table:table-cell/>
          <table:table-cell office:value-type="float" office:value="1.236" calcext:value-type="float">
            <text:p>1.236</text:p>
          </table:table-cell>
          <table:table-cell office:value-type="float" office:value="0.524" calcext:value-type="float">
            <text:p>0.524</text:p>
          </table:table-cell>
          <table:table-cell office:value-type="float" office:value="1.25" calcext:value-type="float">
            <text:p>1.25</text:p>
          </table:table-cell>
          <table:table-cell office:value-type="float" office:value="2.2" calcext:value-type="float">
            <text:p>2.2</text:p>
          </table:table-cell>
          <table:table-cell table:formula="of:=[.H14]/[.I14]" office:value-type="float" office:value="2.3587786259542" calcext:value-type="float">
            <text:p>2.3587786259542</text:p>
          </table:table-cell>
          <table:table-cell table:formula="of:=([.K14]-[.L14])*100/[.K14]" office:value-type="float" office:value="-7.21721027064537" calcext:value-type="float">
            <text:p>-7.21721027064537</text:p>
          </table:table-cell>
          <table:table-cell table:number-columns-repeated="4"/>
          <table:table-cell table:style-name="Default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5]/[.D15]" office:value-type="float" office:value="2.10526315789474" calcext:value-type="float">
            <text:p>2.10526315789474</text:p>
          </table:table-cell>
          <table:table-cell table:formula="of:=([.C15]/2) - [.D15]" office:value-type="float" office:value="0.4" calcext:value-type="float">
            <text:p>0.4</text:p>
          </table:table-cell>
          <table:table-cell/>
          <table:table-cell office:value-type="float" office:value="1.542" calcext:value-type="float">
            <text:p>1.542</text:p>
          </table:table-cell>
          <table:table-cell office:value-type="float" office:value="0.524" calcext:value-type="float">
            <text:p>0.524</text:p>
          </table:table-cell>
          <table:table-cell office:value-type="float" office:value="1.25" calcext:value-type="float">
            <text:p>1.25</text:p>
          </table:table-cell>
          <table:table-cell office:value-type="float" office:value="2.8" calcext:value-type="float">
            <text:p>2.8</text:p>
          </table:table-cell>
          <table:table-cell table:formula="of:=[.H15]/[.I15]" office:value-type="float" office:value="2.94274809160305" calcext:value-type="float">
            <text:p>2.94274809160305</text:p>
          </table:table-cell>
          <table:table-cell table:formula="of:=([.K15]-[.L15])*100/[.K15]" office:value-type="float" office:value="-5.09814612868049" calcext:value-type="float">
            <text:p>-5.09814612868049</text:p>
          </table:table-cell>
          <table:table-cell table:number-columns-repeated="4"/>
          <table:table-cell table:style-name="Default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table:formula="of:=[.C16]/[.D16]" office:value-type="float" office:value="2.10526315789474" calcext:value-type="float">
            <text:p>2.10526315789474</text:p>
          </table:table-cell>
          <table:table-cell table:formula="of:=([.C16]/2) - [.D16]" office:value-type="float" office:value="0.4" calcext:value-type="float">
            <text:p>0.4</text:p>
          </table:table-cell>
          <table:table-cell/>
          <table:table-cell office:value-type="float" office:value="1.907" calcext:value-type="float">
            <text:p>1.907</text:p>
          </table:table-cell>
          <table:table-cell office:value-type="float" office:value="0.524" calcext:value-type="float">
            <text:p>0.524</text:p>
          </table:table-cell>
          <table:table-cell office:value-type="float" office:value="1.23" calcext:value-type="float">
            <text:p>1.23</text:p>
          </table:table-cell>
          <table:table-cell office:value-type="float" office:value="3.5" calcext:value-type="float">
            <text:p>3.5</text:p>
          </table:table-cell>
          <table:table-cell table:formula="of:=[.H16]/[.I16]" office:value-type="float" office:value="3.63931297709924" calcext:value-type="float">
            <text:p>3.63931297709924</text:p>
          </table:table-cell>
          <table:table-cell table:formula="of:=([.K16]-[.L16])*100/[.K16]" office:value-type="float" office:value="-3.9803707742639" calcext:value-type="float">
            <text:p>-3.9803707742639</text:p>
          </table:table-cell>
          <table:table-cell table:number-columns-repeated="4"/>
          <table:table-cell table:style-name="Default"/>
        </table:table-row>
      </table:table>
      <table:named-expressions/>
      <table:database-ranges>
        <table:database-range table:name="__Anonymous_Sheet_DB__0" table:target-range-address="Sheet1.A9:Sheet1.F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2:39:31.943248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09:13:56.938595063</meta:creation-date>
    <dc:date>2023-06-08T14:25:07.788880406</dc:date>
    <meta:editing-duration>P1DT3H18M45S</meta:editing-duration>
    <meta:editing-cycles>6</meta:editing-cycles>
    <meta:generator>LibreOffice/7.5.3.2$Linux_X86_64 LibreOffice_project/50$Build-2</meta:generator>
    <meta:document-statistic meta:table-count="1" meta:cell-count="191" meta:object-count="0"/>
  </office:meta>
</office:document-meta>
</file>